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</style:style>
    <style:style style:name="P10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11" style:family="paragraph" style:parent-style-name="Standard" style:master-page-name="Standard">
      <style:paragraph-properties fo:margin-left="8.752cm" fo:margin-right="0cm" fo:margin-top="0cm" fo:margin-bottom="0cm" loext:contextual-spacing="false" fo:text-indent="0cm" style:auto-text-indent="false" style:page-number="auto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fo:font-style="italic" fo:background-color="#ffffff" loext:char-shading-value="0" style:font-size-asian="14pt" style:font-style-asian="italic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3"/>
      <text:p text:style-name="P3"/>
      <text:p text:style-name="P8">Федеральное государственное автономное </text:p>
      <text:p text:style-name="P8">образовательное учреждение <text:s/>высшего образования </text:p>
      <text:p text:style-name="P8">«Российский университет дружбы народов имени Патриса Лумумбы»,</text:p>
      <text:p text:style-name="P8">диссертационный совет ___ШИФР_СОВЕТА___</text:p>
      <text:p text:style-name="P4"/>
      <text:p text:style-name="P4"/>
      <text:p text:style-name="P4"/>
      <text:p text:style-name="P4"/>
      <text:p text:style-name="P4"/>
      <text:p text:style-name="P5"/>
      <text:p text:style-name="P9"><text:span text:style-name="T3">Официальное полное название организации,</text:span><text:span text:style-name="T1"> в ответ на Ваше письмо дает согласие выступить в качестве ведущей организации по диссертации ___ФИО_в_родительном_падеже___ на тему: «___Тема_диссертации___», представленной к защите на соискание учёной степени ___кандидат_или_доктор___а ___каких_наук___ наук по специальности …</text:span></text:p>
      <text:p text:style-name="P10"><text:span text:style-name="T1"><text:tab/>Отзыв будет подготовлен кафедрой …… в соответствии с требованием п. 4.15 раздела </text:span><text:span text:style-name="T2">IV</text:span><text:span text:style-name="T1"> Положения о совете по защите диссертации на соискание ученой степени кандидата наук, на соискание ученой степени доктора наук </text:span><text:bookmark text:name="_GoBack"/><text:span text:style-name="T1">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, протокол № УС-1.</text:span></text:p>
      <text:p text:style-name="P6"/>
      <text:p text:style-name="P6"/>
      <text:p text:style-name="P6"/>
      <text:p text:style-name="P6"/>
      <text:p text:style-name="P7">Руководитель организации <text:s text:c="68"/>ФИО</text:p>
      <text:p text:style-name="P7"/>
      <text:p text:style-name="P1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25</meta:editing-cycles>
    <meta:creation-date>2015-04-14T14:49:00</meta:creation-date>
    <dc:date>2025-10-19T01:26:05.779109275</dc:date>
    <meta:editing-duration>PT1H37M28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7" meta:word-count="110" meta:character-count="1030" meta:non-whitespace-character-count="855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